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sitórios e estatística de vocabulários </text:p>
      <text:p text:style-name="P1"/>
      <text:p text:style-name="P2">O usuário executa um comando remotamente ativando o sistema, que irá buscar em reposiórios online códigos fontes escritos na linguagem java fazendo o Download, armazenando e extração do vocabulário do software, salvando em um banco de dados os resultados obtidos.</text:p>
      <text:p text:style-name="P2"/>
      <text:p text:style-name="P2">O sistema <text:s/>compara as informações do banco de dados local com o banco de dados externo e envia as atualizações dos dados se for necessário.</text:p>
      <text:p text:style-name="P2"/>
      <text:p text:style-name="P2">O usurário solicita os dados contidos no banco de dados local e/ou no centr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5:13:58</meta:creation-date>
    <dc:date>2015-04-09T15:49:00</dc:date>
    <meta:editing-duration>PT4M28S</meta:editing-duration>
    <meta:editing-cycles>1</meta:editing-cycles>
    <meta:document-statistic meta:table-count="0" meta:image-count="0" meta:object-count="0" meta:page-count="1" meta:paragraph-count="4" meta:word-count="84" meta:character-count="522" meta:non-whitespace-character-count="440"/>
    <meta:generator>LibreOffice/3.5$Linux_x86 LibreOffice_project/350m1$Build-2</meta:generator>
  </office:meta>
</office:document-meta>
</file>